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0C000000C90765A9CBE289051C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GｺﾞｼｯｸE" svg:font-family="HGｺﾞｼｯｸE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88139" draw:marker-start-width="0.358cm" draw:marker-end-width="0.358cm" draw:fill-color="#ffffff" draw:textarea-horizontal-align="justify" draw:textarea-vertical-align="middle" draw:auto-grow-height="false" fo:min-height="1.036cm" fo:min-width="6.342cm" fo:padding-top="0.177cm" fo:padding-bottom="0.177cm" fo:padding-left="0.302cm" fo:padding-right="0.302cm" fo:wrap-option="wrap"/>
      <style:paragraph-properties style:writing-mode="lr-tb"/>
    </style:style>
    <style:style style:name="gr3" style:family="graphic" style:parent-style-name="standard">
      <style:graphic-properties svg:stroke-width="0.106cm" svg:stroke-color="#f88139" draw:marker-start-width="0.358cm" draw:marker-end-width="0.358cm" draw:fill-color="#ffffff" draw:textarea-horizontal-align="justify" draw:textarea-vertical-align="middle" draw:auto-grow-height="false" fo:min-height="1.036cm" fo:min-width="4.491cm" fo:padding-top="0.177cm" fo:padding-bottom="0.177cm" fo:padding-left="0.302cm" fo:padding-right="0.302cm" fo:wrap-option="wrap"/>
      <style:paragraph-properties style:writing-mode="lr-tb"/>
    </style:style>
    <style:style style:name="gr4" style:family="graphic" style:parent-style-name="objectwithoutfill">
      <style:graphic-properties svg:stroke-width="0.159cm" svg:stroke-color="#1dd4ff" draw:marker-start="線の終点_20_2" draw:marker-start-width="0.438cm" draw:marker-end="線の終点_20_2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1dd4ff" loext:opacity="100%" style:font-name="HGｺﾞｼｯｸE" fo:font-size="28pt" style:font-name-asian="HGｺﾞｼｯｸE" style:font-size-asian="28pt" style:font-size-complex="28pt"/>
    </style:style>
    <style:style style:name="P6" style:family="paragraph">
      <loext:graphic-properties draw:fill="none" draw:fill-color="#ffffff"/>
      <style:text-properties fo:color="#1dd4ff" loext:opacity="100%" style:font-name="HGｺﾞｼｯｸE" fo:font-size="28pt" style:font-name-asian="HGｺﾞｼｯｸE" style:font-size-asian="28pt" style:font-size-complex="2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1dd4ff" loext:opacity="100%" style:font-name="HGｺﾞｼｯｸE" fo:font-size="28pt" style:font-name-asian="HGｺﾞｼｯｸ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4.248cm" svg:x="1cm" svg:y="7.725cm">
          <draw:image xlink:href="Pictures/10000000000010C000000C90765A9CBE289051C1.jpg" xlink:type="simple" xlink:show="embed" xlink:actuate="onLoad" draw:mime-type="image/jpeg">
            <text:p/>
          </draw:image>
        </draw:frame>
        <draw:custom-shape draw:style-name="gr2" draw:text-style-name="P3" draw:layer="layout" svg:width="7.5cm" svg:height="1.5cm" svg:x="12cm" svg:y="8.5cm">
          <text:p text:style-name="P2"><text:span text:style-name="T1">ラジコンカー</text:span></text:p>
          <draw:enhanced-geometry svg:viewBox="0 0 21600 21600" draw:text-areas="800 800 20800 20800" draw:type="round-rectangular-callout" draw:modifiers="4454.76603119584 37084.0772818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01cm" svg:height="1.5cm" svg:x="14cm" svg:y="16.038cm">
          <text:p text:style-name="P2"><text:span text:style-name="T1">スマホ</text:span></text:p>
          <draw:enhanced-geometry svg:viewBox="0 0 21600 21600" draw:text-areas="800 800 20800 20800" draw:type="round-rectangular-callout" draw:modifiers="1915.81243184297 38609.4603597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4" draw:text-style-name="P4" draw:layer="layout" svg:width="3.999cm" svg:height="2.999cm" draw:transform="rotate (-1.32103971083451) translate (8.4591226425618cm 17.6913025844591cm)" svg:viewBox="0 0 4000 3000" svg:d="M0 3000c3500 0 4000-3000 4000-3000">
          <text:p/>
        </draw:path>
        <draw:frame draw:style-name="gr5" draw:text-style-name="P6" draw:layer="layout" svg:width="3.461cm" svg:height="2.225cm" svg:x="2.8cm" svg:y="19.6cm">
          <draw:text-box>
            <text:p text:style-name="P5"><text:span text:style-name="T2">ステア</text:span></text:p>
            <text:p text:style-name="P5"><text:span text:style-name="T2">操作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GｺﾞｼｯｸE" svg:font-family="HGｺﾞｼｯｸE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7 20 13" svg:d="M0 20l10-13 10 13z"/>
    <draw:marker draw:name="線の終点_20_2" draw:display-name="線の終点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02T21:35:35.145000000</dc:date>
    <meta:editing-duration>PT5M16S</meta:editing-duration>
    <meta:editing-cycles>3</meta:editing-cycles>
    <meta:generator>LibreOffice/7.3.7.2$Windows_X86_64 LibreOffice_project/e114eadc50a9ff8d8c8a0567d6da8f454beeb84f</meta:generator>
    <meta:document-statistic meta:object-count="5"/>
  </office:meta>
</office:document-meta>
</file>